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="0.05pt solid #000000"/>
    </style:style>
    <style:style style:name="Table1.B3" style:family="table-cell">
      <style:table-cell-properties fo:padding="0.097cm" fo:border="0.05pt dotted #000000"/>
    </style:style>
    <style:style style:name="Table1.B5" style:family="table-cell">
      <style:table-cell-properties fo:padding="0.097cm" fo:border="0.05pt dashed #000000"/>
    </style:style>
    <style:style style:name="Table1.B7" style:family="table-cell">
      <style:table-cell-properties fo:padding="0.097cm" fo:border="0.05pt fine-dashed #000000"/>
    </style:style>
    <style:style style:name="Table1.B9" style:family="table-cell">
      <style:table-cell-properties fo:padding="0.097cm" fo:border="0.05pt dash-dot #000000"/>
    </style:style>
    <style:style style:name="Table1.B11" style:family="table-cell">
      <style:table-cell-properties fo:padding="0.097cm" fo:border="0.05pt dash-dot-dot #000000"/>
    </style:style>
    <style:style style:name="Table1.B13" style:family="table-cell">
      <style:table-cell-properties style:border-line-width="0.002cm 0.004cm 0.002cm" fo:padding="0.097cm" fo:border="0.2pt double #000000"/>
    </style:style>
    <style:style style:name="Table1.B15" style:family="table-cell">
      <style:table-cell-properties fo:padding="0.097cm" fo:border="1.55pt double-thin #000000"/>
    </style:style>
    <style:style style:name="P1" style:family="paragraph" style:parent-style-name="Table_20_Contents">
      <style:text-properties officeooo:rsid="00071992" officeooo:paragraph-rsid="00071992"/>
    </style:style>
    <style:style style:name="P2" style:family="paragraph" style:parent-style-name="Table_20_Contents">
      <style:text-properties officeooo:rsid="0008f2ba" officeooo:paragraph-rsid="0008f2ba"/>
    </style:style>
    <style:style style:name="P3" style:family="paragraph" style:parent-style-name="Table_20_Contents">
      <style:text-properties officeooo:rsid="00091992" officeooo:paragraph-rsid="00091992"/>
    </style:style>
    <style:style style:name="T1" style:family="text">
      <style:text-properties officeooo:rsid="000ae178"/>
    </style:style>
    <style:style style:name="T2" style:family="text">
      <style:text-properties officeooo:rsid="000c5f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olid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otted</text:p>
          </table:table-cell>
          <table:table-cell table:style-name="Table1.B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long dashed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fine dashed</text:p>
          </table:table-cell>
          <table:table-cell table:style-name="Table1.B7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dash-dot</text:p>
          </table:table-cell>
          <table:table-cell table:style-name="Table1.B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dash-dot-dot</text:p>
          </table:table-cell>
          <table:table-cell table:style-name="Table1.B1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yet another <text:span text:style-name="T1">solid</text:span> line</text:p>
          </table:table-cell>
          <table:table-cell table:style-name="Table1.B1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<text:span text:style-name="T2">fine </text:span>double line</text:p>
          </table:table-cell>
          <table:table-cell table:style-name="Table1.B15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c</meta:initial-creator>
    <meta:creation-date>2015-09-09T08:33:28.237000000</meta:creation-date>
    <dc:date>2015-09-09T09:41:43.276000000</dc:date>
    <dc:creator>b c</dc:creator>
    <meta:editing-duration>PT55M23S</meta:editing-duration>
    <meta:editing-cycles>9</meta:editing-cycles>
    <meta:generator>LibreOfficeDev/5.1.0.0.alpha1$Windows_x86 LibreOffice_project/bfa5b13b42770fb709dc2af7cab7aff1942eaa50</meta:generator>
    <meta:document-statistic meta:table-count="1" meta:image-count="0" meta:object-count="0" meta:page-count="1" meta:paragraph-count="8" meta:word-count="15" meta:character-count="91" meta:non-whitespace-character-count="84"/>
  </office:meta>
</office:document-meta>
</file>